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style mathvariant="bold">
              <mrow>
                <mi>L</mi>
              </mrow>
            </mstyle>
            <mrow>
              <mi/>
              <mo stretchy="false">+</mo>
              <mi/>
            </mrow>
            <mover accent="true">
              <mstyle mathvariant="bold">
                <mrow>
                  <mi>S</mi>
                </mrow>
              </mstyle>
              <mo stretchy="false">̂</mo>
            </mover>
            <mi>,</mi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fenced>
        <mrow>
          <mrow>
            <mo stretchy="false">−</mo>
            <mi/>
          </mrow>
        </mrow>
      </msub>
      <mrow>
        <mi/>
        <mo stretchy="false">=</mo>
        <mi/>
      </mrow>
      <mn>0</mn>
    </mrow>
    <annotation encoding="StarMath 5.0">left [
 bold L ~+~ hat bold S , H _"D" ^{(0)}
right ] _{- `}
~=~ 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0:09.902000000</meta:creation-date>
    <meta:generator>LibreOffice/4.1.4.2$Windows_x86 LibreOffice_project/0a0440ccc0227ad9829de5f46be37cfb6edcf72</meta:generator>
  </office:meta>
</office:document-meta>
</file>